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61.81mm"/>
    </style:style>
    <style:style style:name="co11" style:family="table-column">
      <style:table-column-properties fo:break-before="auto" style:column-width="85.78mm"/>
    </style:style>
    <style:style style:name="co1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3.95mm"/>
    </style:style>
    <style:style style:name="co20" style:family="table-column">
      <style:table-column-properties fo:break-before="auto" style:column-width="66.71mm"/>
    </style:style>
    <style:style style:name="co10" style:family="table-column">
      <style:table-column-properties fo:break-before="auto" style:column-width="63.71mm"/>
    </style:style>
    <style:style style:name="co14" style:family="table-column">
      <style:table-column-properties fo:break-before="auto" style:column-width="37.85mm"/>
    </style:style>
    <style:style style:name="co15" style:family="table-column">
      <style:table-column-properties fo:break-before="auto" style:column-width="43.57mm"/>
    </style:style>
    <style:style style:name="co16" style:family="table-column">
      <style:table-column-properties fo:break-before="auto" style:column-width="57.45mm"/>
    </style:style>
    <style:style style:name="co17" style:family="table-column">
      <style:table-column-properties fo:break-before="auto" style:column-width="64.26mm"/>
    </style:style>
    <style:style style:name="co18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 tableooo:tab-color="#801900"/>
    </style:style>
    <style:style style:name="ta5" style:family="table" style:master-page-name="Default">
      <style:table-properties table:display="true" style:writing-mode="lr-tb" tableooo:tab-color="#ff950e"/>
    </style:style>
    <style:style style:name="ta7" style:family="table" style:master-page-name="Default">
      <style:table-properties table:display="true" style:writing-mode="lr-tb" tableooo:tab-color="#ff6600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_resourc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opics to cover</text:p>
          </table:table-cell>
          <table:table-cell table:style-name="ce1" office:value-type="string" calcext:value-type="string">
            <text:p>Time period -3 months</text:p>
          </table:table-cell>
        </table:table-row>
        <table:table-row table:style-name="ro1">
          <table:table-cell office:value-type="string" calcext:value-type="string">
            <text:p>C Programming</text:p>
          </table:table-cell>
          <table:table-cell/>
        </table:table-row>
        <table:table-row table:style-name="ro1">
          <table:table-cell office:value-type="string" calcext:value-type="string">
            <text:p>Python programming</text:p>
          </table:table-cell>
          <table:table-cell/>
        </table:table-row>
        <table:table-row table:style-name="ro1">
          <table:table-cell office:value-type="string" calcext:value-type="string">
            <text:p>Embedded </text:p>
          </table:table-cell>
          <table:table-cell/>
        </table:table-row>
        <table:table-row table:style-name="ro1">
          <table:table-cell office:value-type="string" calcext:value-type="string">
            <text:p>Operating System</text:p>
          </table:table-cell>
          <table:table-cell/>
        </table:table-row>
        <table:table-row table:style-name="ro1">
          <table:table-cell office:value-type="string" calcext:value-type="string">
            <text:p>Lora </text:p>
          </table:table-cell>
          <table:table-cell/>
        </table:table-row>
        <table:table-row table:style-name="ro1">
          <table:table-cell office:value-type="string" calcext:value-type="string">
            <text:p>Wireless basics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 table:style-name="ce1"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SPOJ</text:p>
          </table:table-cell>
        </table:table-row>
        <table:table-row table:style-name="ro1">
          <table:table-cell office:value-type="string" calcext:value-type="string">
            <text:p>ProjectEuler</text:p>
          </table:table-cell>
        </table:table-row>
        <table:table-row table:style-name="ro1">
          <table:table-cell office:value-type="string" calcext:value-type="string">
            <text:p>MyCodeSChool</text:p>
          </table:table-cell>
        </table:table-row>
      </table:table>
      <table:table table:name="C_topics" table:style-name="ta6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1019" table:default-cell-style-name="Default"/>
        <table:table-row table:style-name="ro1">
          <table:table-cell table:style-name="ce5" office:value-type="string" calcext:value-type="string">
            <text:p>Topics</text:p>
          </table:table-cell>
          <table:table-cell table:style-name="ce5" office:value-type="string" calcext:value-type="string">
            <text:p>Website</text:p>
          </table:table-cell>
          <table:table-cell table:style-name="ce5" office:value-type="string" calcext:value-type="string">
            <text:p>Books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Theory</text:p>
          </table:table-cell>
          <table:table-cell table:style-name="ce5" office:value-type="string" calcext:value-type="string">
            <text:p>Revision 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. Chapter 1: A Tutorial Introdu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 Getting Star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Variables and Arithmetic Expres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 The for stat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Symbolic Const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 Character Input and Out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 File Copy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Character Coun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 Line Coun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Word Coun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 Arr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 Fun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 Arguments - Call by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 Character Arr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 External Variables and Scop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2. Chapter 2: Types, Operators and Expressions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1">
          <table:table-cell office:value-type="string" calcext:value-type="string">
            <text:p>1. Variable N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Data Types and Siz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a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 Opera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onal and Logical Opera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 Conver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 and Decrement Opera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wise Opera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ignment Operators and Expres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al Expres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edence and Order of Evaluat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3. Chapter 3: Control Flow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1">
          <table:table-cell office:value-type="string" calcext:value-type="string">
            <text:p>1. Statements and Blo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If-E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 Else-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Swi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 Loops - While and F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 Loops - Do-Wh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 Break and Contin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 Goto and lab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Chapter 4: Functions and Program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 Basics of Fun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Functions Returning Non-integ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 External Variab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Scope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 Header F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 Static Variab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 Register Variab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 Block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 Initial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 Recur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 The C Preproces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 File Inclu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Macro Substitu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 Conditional Inclus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5. Chapter 5: Pointers and Arrays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1">
          <table:table-cell office:value-type="string" calcext:value-type="string">
            <text:p>1. Pointers and Addr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Pointers and Function Argu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 Pointers and Arr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Address Arithme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 Character Pointers and Fun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 Pointer Arrays; Pointers to Poin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 Multi-dimensional Arr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 Initialization of Pointer Arr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 Pointers vs. Multi-dimensional Arra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 Command-line Argu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 Pointers to Fun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 Complicated Declarations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6. Chapter 6: Structures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1">
          <table:table-cell office:value-type="string" calcext:value-type="string">
            <text:p>1. Basics of Stru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Structures and Fun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 Arrays of Stru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Pointers to Stru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 Self-referential Stru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 Table Loo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 Typede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 Un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 Bit-fiel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 Chapter 7: Input and Out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 Standard Input and Out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Formatted Output - print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 Variable-length Argument Li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Formatted Input - Sca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 File Acc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 Error Handling - Stderr and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 Line Input and Out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 Miscellaneous Fun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 String Ope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Character Class Testing and Conver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get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nd Execu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 Manag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Fun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 Number generation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8. Chapter 8: The UNIX System Interfa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1. File Descript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Low Level I/O - Read and Wri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 Open, Creat, Close, Unli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Random Access - Lsee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 Example - An implementation of Fopen and Get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 Example - Listing Directo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 Example - A Storage Alloc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endix A: Reference Manu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 Introdu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Lexical Conven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 Syntax No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Meaning of Identifi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 Objects and Lvalu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. Conver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. Expres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. Decla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. State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. External Decla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 Scope and Link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 Preproces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. Gramm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endix B: Standard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 Input and Output: &lt;stdio.h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 File Ope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. Formatted Out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. Formatted In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 Character Input and Output Functions</text:p>
          </table:table-cell>
          <table:table-cell table:number-columns-repeated="1022"/>
        </table:table-row>
      </table:table>
      <table:table table:name="Data_structures_c" table:style-name="ta5">
        <table:table-column table:style-name="co10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Topics(Following My code school)</text:p>
          </table:table-cell>
          <table:table-cell table:style-name="ce6" office:value-type="string" calcext:value-type="string">
            <text:p>Theory</text:p>
          </table:table-cell>
          <table:table-cell table:style-name="ce6" office:value-type="string" calcext:value-type="string">
            <text:p>Practical</text:p>
          </table:table-cell>
          <table:table-cell table:style-name="ce6" office:value-type="string" calcext:value-type="string">
            <text:p>Revision 1</text:p>
          </table:table-cell>
          <table:table-cell table:style-name="ce6" office:value-type="string" calcext:value-type="string">
            <text:p>Revision 2</text:p>
          </table:table-cell>
        </table:table-row>
        <table:table-row table:style-name="ro1">
          <table:table-cell office:value-type="string" calcext:value-type="string">
            <text:p>Arr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ed List</text:p>
          </table:table-cell>
          <table:table-cell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Linked list as a abstract data type</text:p>
          </table:table-cell>
          <table:table-cell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Creating Linked list</text:p>
          </table:table-cell>
          <table:table-cell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Inserting and traversing linked list </text:p>
          </table:table-cell>
          <table:table-cell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ing a Node</text:p>
          </table:table-cell>
          <table:table-cell office:value-type="string" calcext:value-type="string">
            <text:p>Comple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ing a Linked List</text:p>
          </table:table-cell>
          <table:table-cell office:value-type="string" calcext:value-type="string">
            <text:p>In Progres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p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es</text:p>
          </table:table-cell>
          <table:table-cell table:number-columns-repeated="4"/>
        </table:table-row>
      </table:table>
      <table:table table:name="Algorithms" table:style-name="ta4">
        <table:table-column table:style-name="co3" table:number-columns-repeated="3" table:default-cell-style-name="ce1"/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Books</text:p>
          </table:table-cell>
        </table:table-row>
      </table:table>
      <table:table table:name="Javascript" table:style-name="ta7">
        <table:table-column table:style-name="co17" table:default-cell-style-name="ce7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>
            <text:p>Topics (Following Lynda)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Theory </text:p>
          </table:table-cell>
          <table:table-cell table:style-name="ce6" office:value-type="string" calcext:value-type="string">
            <text:p>Practical</text:p>
          </table:table-cell>
        </table:table-row>
        <table:table-row table:style-name="ro1">
          <table:table-cell office:value-type="string" calcext:value-type="string">
            <text:p>What is JavaScrip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 with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ing functions and objec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 with JavaScript and the D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ging DOM 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ling ev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 with loo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ing images responsive using mark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ubleshooting 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ng functiona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fying JavaScript</text:p>
          </table:table-cell>
          <table:table-cell table:number-columns-repeated="3"/>
        </table:table-row>
      </table:table>
      <table:table table:name="Python" table:style-name="ta1">
        <table:table-column table:style-name="co3" table:number-columns-repeated="2" table:default-cell-style-name="ce5"/>
        <table:table-column table:style-name="co20" table:default-cell-style-name="ce5"/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Books</text:p>
          </table:table-cell>
        </table:table-row>
        <table:table-row table:style-name="ro4">
          <table:table-cell table:style-name="Default" table:number-columns-repeated="2"/>
          <table:table-cell table:style-name="ce8" office:value-type="string" calcext:value-type="string">
            <text:p>Python Programming: An Introduction to Computer Science</text:p>
          </table:table-cell>
        </table:table-row>
      </table:table>
      <table:table table:name="Computer_architecture" table:style-name="ta1">
        <table:table-column table:style-name="co3" table:number-columns-repeated="3" table:default-cell-style-name="ce1"/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Books</text:p>
          </table:table-cell>
        </table:table-row>
        <table:table-row table:style-name="ro3">
          <table:table-cell table:style-name="Default" table:number-columns-repeated="2"/>
          <table:table-cell table:style-name="ce4" office:value-type="string" calcext:value-type="string">
            <text:p>Computer Systems: A Programmers Perspe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3:44:25.857355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23:20:57.322471919</meta:creation-date>
    <dc:date>2017-07-03T13:46:14.246400584</dc:date>
    <meta:editing-duration>PT6H34M38S</meta:editing-duration>
    <meta:editing-cycles>12</meta:editing-cycles>
    <meta:generator>LibreOffice/5.1.6.2$Linux_X86_64 LibreOffice_project/10m0$Build-2</meta:generator>
    <meta:document-statistic meta:table-count="8" meta:cell-count="188" meta:object-count="0"/>
  </office:meta>
</office:document-meta>
</file>